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85cm" fo:min-width="6.8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15cm" fo:min-width="2.7cm"/>
    </style:style>
    <style:style style:name="gr4" style:family="graphic" style:parent-style-name="standard">
      <style:graphic-properties draw:textarea-horizontal-align="justify" draw:textarea-vertical-align="middle" draw:auto-grow-height="false" fo:min-height="0.45cm" fo:min-width="2.7cm"/>
    </style:style>
    <style:style style:name="gr5" style:family="graphic" style:parent-style-name="standard">
      <style:graphic-properties draw:textarea-horizontal-align="justify" draw:textarea-vertical-align="middle" draw:auto-grow-height="false" fo:min-height="0.55cm" fo:min-width="3.1cm"/>
    </style:style>
    <style:style style:name="gr6" style:family="graphic" style:parent-style-name="standard">
      <style:graphic-properties draw:textarea-horizontal-align="justify" draw:textarea-vertical-align="middle" draw:auto-grow-height="false" fo:min-height="0.45cm" fo:min-width="3.1cm"/>
    </style:style>
    <style:style style:name="gr7" style:family="graphic" style:parent-style-name="standard">
      <style:graphic-properties draw:textarea-horizontal-align="justify" draw:textarea-vertical-align="middle" draw:auto-grow-height="false" fo:min-height="1.05cm" fo:min-width="3.1cm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2.6cm"/>
    </style:style>
    <style:style style:name="gr9" style:family="graphic" style:parent-style-name="standard">
      <style:graphic-properties draw:textarea-horizontal-align="justify" draw:textarea-vertical-align="middle" draw:auto-grow-height="false" fo:min-height="1.05cm" fo:min-width="2.6cm"/>
    </style:style>
    <style:style style:name="gr10" style:family="graphic" style:parent-style-name="standard">
      <style:graphic-properties draw:textarea-horizontal-align="justify" draw:textarea-vertical-align="middle" draw:auto-grow-height="false" fo:min-height="0.55cm" fo:min-width="2.7cm"/>
    </style:style>
    <style:style style:name="gr11" style:family="graphic" style:parent-style-name="standard">
      <style:graphic-properties draw:textarea-horizontal-align="justify" draw:textarea-vertical-align="middle" draw:auto-grow-height="false" fo:min-height="0.85cm" fo:min-width="2.8cm"/>
    </style:style>
    <style:style style:name="gr12" style:family="graphic" style:parent-style-name="standard">
      <style:graphic-properties draw:textarea-horizontal-align="justify" draw:textarea-vertical-align="middle" draw:auto-grow-height="false" fo:min-height="0.85cm" fo:min-width="2.9cm"/>
    </style:style>
    <style:style style:name="gr13" style:family="graphic" style:parent-style-name="standard">
      <style:graphic-properties draw:textarea-horizontal-align="justify" draw:textarea-vertical-align="middle" draw:auto-grow-height="false" fo:min-height="1.05cm" fo:min-width="2.8cm"/>
    </style:style>
    <style:style style:name="gr14" style:family="graphic" style:parent-style-name="standard">
      <style:graphic-properties draw:textarea-horizontal-align="justify" draw:textarea-vertical-align="middle" draw:auto-grow-height="false" fo:min-height="1.15cm" fo:min-width="2.8cm"/>
    </style:style>
    <style:style style:name="gr15" style:family="graphic" style:parent-style-name="standard">
      <style:graphic-properties draw:textarea-horizontal-align="justify" draw:textarea-vertical-align="middle" draw:auto-grow-height="false" fo:min-height="1.05cm" fo:min-width="2.9cm"/>
    </style:style>
    <style:style style:name="gr16" style:family="graphic" style:parent-style-name="standard">
      <style:graphic-properties draw:textarea-horizontal-align="justify" draw:textarea-vertical-align="middle" draw:auto-grow-height="false" fo:min-height="1.25cm" fo:min-width="3.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7.3cm" svg:height="3.1cm" svg:x="6.962cm" svg:y="1.6cm">
          <text:p text:style-name="P1">Accueil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6cm" svg:y1="4.7cm" svg:x2="10.6cm" svg:y2="6.3cm">
          <text:p/>
        </draw:line>
        <draw:custom-shape draw:style-name="gr3" draw:text-style-name="P1" draw:layer="layout" svg:width="3.2cm" svg:height="1.4cm" svg:x="1.4cm" svg:y="7.6cm">
          <text:p text:style-name="P1">Comment </text:p>
          <text:p text:style-name="P1">Ça march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2cm" svg:height="0.7cm" svg:x="13.1cm" svg:y="7.6cm">
          <text:p text:style-name="P1">Inscriptio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2cm" svg:height="0.7cm" svg:x="5.1cm" svg:y="7.6cm">
          <text:p text:style-name="P1">FAQ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2cm" svg:height="0.7cm" svg:x="17cm" svg:y="7.6cm">
          <text:p text:style-name="P1">MAP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2cm" svg:height="0.7cm" svg:x="9cm" svg:y="7.6cm">
          <text:p text:style-name="P1">Connexion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cm" svg:y1="6.2cm" svg:x2="18.6cm" svg:y2="6.2cm">
          <text:p/>
        </draw:line>
        <draw:line draw:style-name="gr2" draw:text-style-name="P2" draw:layer="layout" svg:x1="3cm" svg:y1="6.2cm" svg:x2="3cm" svg:y2="7.6cm">
          <text:p/>
        </draw:line>
        <draw:line draw:style-name="gr2" draw:text-style-name="P2" draw:layer="layout" svg:x1="6.8cm" svg:y1="6.2cm" svg:x2="6.8cm" svg:y2="7.6cm">
          <text:p/>
        </draw:line>
        <draw:line draw:style-name="gr2" draw:text-style-name="P2" draw:layer="layout" svg:x1="14.8cm" svg:y1="6.2cm" svg:x2="14.8cm" svg:y2="7.6cm">
          <text:p/>
        </draw:line>
        <draw:line draw:style-name="gr2" draw:text-style-name="P2" draw:layer="layout" svg:x1="18.6cm" svg:y1="6.2cm" svg:x2="18.6cm" svg:y2="7.6cm">
          <text:p/>
        </draw:line>
        <draw:line draw:style-name="gr2" draw:text-style-name="P2" draw:layer="layout" svg:x1="10.6cm" svg:y1="7.6cm" svg:x2="10.6cm" svg:y2="6.2cm">
          <text:p/>
        </draw:line>
        <draw:custom-shape draw:style-name="gr5" draw:text-style-name="P1" draw:layer="layout" svg:width="3.6cm" svg:height="0.8cm" svg:x="8.6cm" svg:y="20.6cm">
          <text:p text:style-name="P1">paramètres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6cm" svg:height="0.7cm" svg:x="8.6cm" svg:y="19.6cm">
          <text:p text:style-name="P1">discussions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6cm" svg:height="1.3cm" svg:x="8.6cm" svg:y="16.8cm">
          <text:p text:style-name="P1">Gestion du </text:p>
          <text:p text:style-name="P1">profil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6cm" svg:y1="8.3cm" svg:x2="16cm" svg:y2="12.6cm">
          <text:p/>
        </draw:line>
        <draw:custom-shape draw:style-name="gr8" draw:text-style-name="P1" draw:layer="layout" svg:width="3.1cm" svg:height="1cm" svg:x="6.2cm" svg:y="9.3cm">
          <text:p text:style-name="P1">Questions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1cm" svg:height="1.3cm" svg:x="6.2cm" svg:y="10.5cm">
          <text:p text:style-name="P1">Règles</text:p>
          <text:p text:style-name="P1">Juridique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8cm" svg:y1="8.3cm" svg:x2="5.8cm" svg:y2="10.8cm">
          <text:p/>
        </draw:line>
        <draw:line draw:style-name="gr2" draw:text-style-name="P2" draw:layer="layout" svg:x1="5.8cm" svg:y1="10.8cm" svg:x2="6.2cm" svg:y2="10.8cm">
          <text:p/>
        </draw:line>
        <draw:line draw:style-name="gr2" draw:text-style-name="P2" draw:layer="layout" svg:x1="5.8cm" svg:y1="9.8cm" svg:x2="6.2cm" svg:y2="9.8cm">
          <text:p/>
        </draw:line>
        <draw:custom-shape draw:style-name="gr10" draw:text-style-name="P1" draw:layer="layout" svg:width="3.2cm" svg:height="0.8cm" svg:x="17cm" svg:y="9.3cm">
          <text:p text:style-name="P1">Application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6cm" svg:height="0.8cm" svg:x="8.6cm" svg:y="18.4cm">
          <text:p text:style-name="P1">recherche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6cm" svg:height="1.3cm" svg:x="2cm" svg:y="21.8cm">
          <text:p text:style-name="P1">Consultation</text:p>
          <text:p text:style-name="P1">Des contrats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3cm" svg:height="1.1cm" svg:x="2.1cm" svg:y="14.3cm">
          <text:p text:style-name="P1">PRO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3.4cm" svg:height="1.1cm" svg:x="15.8cm" svg:y="14.2cm">
          <text:p text:style-name="P1">MUSICIEN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3cm" svg:height="1.1cm" svg:x="9cm" svg:y="14.3cm">
          <text:p text:style-name="P1">PUBLIC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5.3cm" svg:y1="9.3cm" svg:x2="16cm" svg:y2="9.3cm">
          <text:p/>
        </draw:line>
        <draw:line draw:style-name="gr2" draw:text-style-name="P2" draw:layer="layout" svg:x1="15.3cm" svg:y1="11.1cm" svg:x2="16cm" svg:y2="11.1cm">
          <text:p/>
        </draw:line>
        <draw:line draw:style-name="gr2" draw:text-style-name="P2" draw:layer="layout" svg:x1="16cm" svg:y1="12.6cm" svg:x2="15.3cm" svg:y2="12.6cm">
          <text:p/>
        </draw:line>
        <draw:custom-shape draw:style-name="gr13" draw:text-style-name="P1" draw:layer="layout" svg:width="3.3cm" svg:height="1.3cm" svg:x="12.4cm" svg:y="8.6cm">
          <text:p text:style-name="P1">PRO</text:p>
          <text:p text:style-name="P1">form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3.3cm" svg:height="1.4cm" svg:x="12.4cm" svg:y="10.3cm">
          <text:p text:style-name="P1">PUBLIC</text:p>
          <text:p text:style-name="P1">form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3.4cm" svg:height="1.3cm" svg:x="12.3cm" svg:y="12cm">
          <text:p text:style-name="P1">MUSICIEN</text:p>
          <text:p text:style-name="P1">form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6cm" svg:y1="8.3cm" svg:x2="10.6cm" svg:y2="14.3cm">
          <text:p/>
        </draw:line>
        <draw:line draw:style-name="gr2" draw:text-style-name="P2" draw:layer="layout" svg:x1="3.7cm" svg:y1="13.5cm" svg:x2="17.5cm" svg:y2="13.5cm">
          <text:p/>
        </draw:line>
        <draw:line draw:style-name="gr2" draw:text-style-name="P2" draw:layer="layout" svg:x1="3.7cm" svg:y1="14.3cm" svg:x2="3.7cm" svg:y2="13.5cm">
          <text:p/>
        </draw:line>
        <draw:line draw:style-name="gr2" draw:text-style-name="P2" draw:layer="layout" svg:x1="17.5cm" svg:y1="13.5cm" svg:x2="17.5cm" svg:y2="14.2cm">
          <text:p/>
        </draw:line>
        <draw:custom-shape draw:style-name="gr7" draw:text-style-name="P1" draw:layer="layout" svg:width="3.6cm" svg:height="1.3cm" svg:x="15.8cm" svg:y="16.8cm">
          <text:p text:style-name="P1">Gestion du </text:p>
          <text:p text:style-name="P1">profil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6cm" svg:height="1.3cm" svg:x="2cm" svg:y="16.8cm">
          <text:p text:style-name="P1">Gestion du </text:p>
          <text:p text:style-name="P1">profil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6cm" svg:height="0.8cm" svg:x="15.8cm" svg:y="18.4cm">
          <text:p text:style-name="P1">recherch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6cm" svg:height="0.8cm" svg:x="2cm" svg:y="18.4cm">
          <text:p text:style-name="P1">recherch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6cm" svg:height="0.7cm" svg:x="15.8cm" svg:y="19.6cm">
          <text:p text:style-name="P1">discussions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6cm" svg:height="0.7cm" svg:x="2cm" svg:y="19.6cm">
          <text:p text:style-name="P1">discussion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6cm" svg:height="0.8cm" svg:x="2cm" svg:y="20.6cm">
          <text:p text:style-name="P1">paramètre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6cm" svg:height="0.8cm" svg:x="15.8cm" svg:y="20.6cm">
          <text:p text:style-name="P1">paramètre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6cm" svg:height="0.8cm" svg:x="2cm" svg:y="20.6cm">
          <text:p text:style-name="P1">paramètres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6cm" svg:height="1.3cm" svg:x="15.8cm" svg:y="21.8cm">
          <text:p text:style-name="P1">Consultation</text:p>
          <text:p text:style-name="P1">Des contrats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4.3cm" svg:height="1.5cm" svg:x="8.2cm" svg:y="21.6cm">
          <text:p text:style-name="P1">Notations des </text:p>
          <text:p text:style-name="P1">groupes/bars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1cm" svg:y1="14.8cm" svg:x2="1.3cm" svg:y2="14.8cm">
          <text:p/>
        </draw:line>
        <draw:line draw:style-name="gr2" draw:text-style-name="P2" draw:layer="layout" svg:x1="1.3cm" svg:y1="14.8cm" svg:x2="1.3cm" svg:y2="22.4cm">
          <text:p/>
        </draw:line>
        <draw:line draw:style-name="gr2" draw:text-style-name="P2" draw:layer="layout" svg:x1="1.3cm" svg:y1="22.4cm" svg:x2="2cm" svg:y2="22.4cm">
          <text:p/>
        </draw:line>
        <draw:line draw:style-name="gr2" draw:text-style-name="P2" draw:layer="layout" svg:x1="1.3cm" svg:y1="21cm" svg:x2="2cm" svg:y2="21cm">
          <text:p/>
        </draw:line>
        <draw:line draw:style-name="gr2" draw:text-style-name="P2" draw:layer="layout" svg:x1="1.3cm" svg:y1="20cm" svg:x2="2cm" svg:y2="20cm">
          <text:p/>
        </draw:line>
        <draw:line draw:style-name="gr2" draw:text-style-name="P2" draw:layer="layout" svg:x1="1.3cm" svg:y1="18.8cm" svg:x2="2cm" svg:y2="18.8cm">
          <text:p/>
        </draw:line>
        <draw:line draw:style-name="gr2" draw:text-style-name="P2" draw:layer="layout" svg:x1="1.3cm" svg:y1="17.5cm" svg:x2="2cm" svg:y2="17.5cm">
          <text:p/>
        </draw:line>
        <draw:line draw:style-name="gr2" draw:text-style-name="P2" draw:layer="layout" svg:x1="7.3cm" svg:y1="14.9cm" svg:x2="9cm" svg:y2="14.9cm">
          <text:p/>
        </draw:line>
        <draw:line draw:style-name="gr2" draw:text-style-name="P2" draw:layer="layout" svg:x1="7.3cm" svg:y1="14.9cm" svg:x2="7.3cm" svg:y2="22.4cm">
          <text:p/>
        </draw:line>
        <draw:line draw:style-name="gr2" draw:text-style-name="P2" draw:layer="layout" svg:x1="7.3cm" svg:y1="22.4cm" svg:x2="8.2cm" svg:y2="22.4cm">
          <text:p/>
        </draw:line>
        <draw:line draw:style-name="gr2" draw:text-style-name="P2" draw:layer="layout" svg:x1="7.3cm" svg:y1="21cm" svg:x2="8.6cm" svg:y2="21cm">
          <text:p/>
        </draw:line>
        <draw:line draw:style-name="gr2" draw:text-style-name="P2" draw:layer="layout" svg:x1="7.3cm" svg:y1="20cm" svg:x2="8.6cm" svg:y2="20cm">
          <text:p/>
        </draw:line>
        <draw:line draw:style-name="gr2" draw:text-style-name="P2" draw:layer="layout" svg:x1="7.3cm" svg:y1="18.8cm" svg:x2="8.6cm" svg:y2="18.8cm">
          <text:p/>
        </draw:line>
        <draw:line draw:style-name="gr2" draw:text-style-name="P2" draw:layer="layout" svg:x1="7.3cm" svg:y1="17.4cm" svg:x2="8.6cm" svg:y2="17.4cm">
          <text:p/>
        </draw:line>
        <draw:line draw:style-name="gr2" draw:text-style-name="P2" draw:layer="layout" svg:x1="18.6cm" svg:y1="8.3cm" svg:x2="18.6cm" svg:y2="9.3cm">
          <text:p/>
        </draw:line>
        <draw:line draw:style-name="gr2" draw:text-style-name="P2" draw:layer="layout" svg:x1="19.2cm" svg:y1="14.7cm" svg:x2="20cm" svg:y2="14.7cm">
          <text:p/>
        </draw:line>
        <draw:line draw:style-name="gr2" draw:text-style-name="P2" draw:layer="layout" svg:x1="20cm" svg:y1="14.7cm" svg:x2="20cm" svg:y2="22.4cm">
          <text:p/>
        </draw:line>
        <draw:line draw:style-name="gr2" draw:text-style-name="P2" draw:layer="layout" svg:x1="20cm" svg:y1="22.4cm" svg:x2="19.4cm" svg:y2="22.4cm">
          <text:p/>
        </draw:line>
        <draw:line draw:style-name="gr2" draw:text-style-name="P2" draw:layer="layout" svg:x1="20cm" svg:y1="21cm" svg:x2="19.4cm" svg:y2="21cm">
          <text:p/>
        </draw:line>
        <draw:line draw:style-name="gr2" draw:text-style-name="P2" draw:layer="layout" svg:x1="20cm" svg:y1="19.9cm" svg:x2="19.4cm" svg:y2="19.9cm">
          <text:p/>
        </draw:line>
        <draw:line draw:style-name="gr2" draw:text-style-name="P2" draw:layer="layout" svg:x1="20cm" svg:y1="18.7cm" svg:x2="19.4cm" svg:y2="18.7cm">
          <text:p/>
        </draw:line>
        <draw:line draw:style-name="gr2" draw:text-style-name="P2" draw:layer="layout" svg:x1="20cm" svg:y1="17.4cm" svg:x2="19.4cm" svg:y2="17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4T11:39:58.163448747</meta:creation-date>
    <dc:date>2018-09-04T12:10:50.144963201</dc:date>
    <meta:editing-duration>PT9S</meta:editing-duration>
    <meta:editing-cycles>1</meta:editing-cycles>
    <meta:document-statistic meta:object-count="71"/>
    <meta:generator>LibreOffice/6.0.3.2$Linux_X86_64 LibreOffice_project/00m0$Build-2</meta:generator>
  </office:meta>
</office:document-meta>
</file>